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CodePro" svg:font-family="SourceCodePro, monospace, 'Droid Sans Mono', monospace, monospace, 'Droid Sans Fallback'"/>
  </office:font-face-decls>
  <office:automatic-styles>
    <style:style style:name="P1" style:family="paragraph" style:parent-style-name="Standard">
      <style:paragraph-properties style:line-height-at-least="0.529cm"/>
      <style:text-properties fo:color="#d4d4d4" loext:opacity="100%" style:font-name="SourceCodePro" fo:font-size="11.25pt" fo:font-weight="normal" fo:background-color="#1e1e1e"/>
    </style:style>
    <style:style style:name="P2" style:family="paragraph" style:parent-style-name="Standard">
      <style:paragraph-properties style:line-height-at-least="0.529cm"/>
      <style:text-properties fo:color="#dcdcdc" loext:opacity="100%" style:font-name="SourceCodePro" fo:font-size="11.25pt" fo:font-weight="normal" fo:background-color="#1e1e1e"/>
    </style:style>
    <style:style style:name="P3" style:family="paragraph" style:parent-style-name="Standard">
      <style:paragraph-properties style:line-height-at-least="0.529cm" fo:text-align="center" style:justify-single-word="false"/>
      <style:text-properties fo:color="#dcdcdc" loext:opacity="100%" style:font-name="SourceCodePro" fo:font-size="16pt" fo:font-weight="bold" officeooo:paragraph-rsid="000ae9cd" fo:background-color="#1e1e1e"/>
    </style:style>
    <style:style style:name="P4" style:family="paragraph" style:parent-style-name="Standard">
      <style:paragraph-properties style:line-height-at-least="0.529cm"/>
      <style:text-properties fo:color="#000000" loext:opacity="100%" style:font-name="SourceCodePro" fo:font-size="11.25pt" fo:font-weight="normal" fo:background-color="transparent"/>
    </style:style>
    <style:style style:name="T1" style:family="text">
      <style:text-properties fo:color="#ff636f" loext:opacity="100%" fo:font-weight="bold"/>
    </style:style>
    <style:style style:name="T2" style:family="text">
      <style:text-properties fo:color="#63b7fc" loext:opacity="100%"/>
    </style:style>
    <style:style style:name="T3" style:family="text">
      <style:text-properties fo:color="#dcdcdc" loext:opacity="100%"/>
    </style:style>
    <style:style style:name="T4" style:family="text">
      <style:text-properties fo:color="#9ddf6e" loext:opacity="100%"/>
    </style:style>
    <style:style style:name="T5" style:family="text">
      <style:text-properties fo:color="#b5cea8" loext:opacity="100%"/>
    </style:style>
    <style:style style:name="T6" style:family="text">
      <style:text-properties style:use-window-font-color="true" loext:opacity="0%"/>
    </style:style>
    <style:style style:name="T7" style:family="text">
      <style:text-properties fo:color="#ffffff" loext:opacity="100%"/>
    </style:style>
    <style:style style:name="T8" style:family="text">
      <style:text-properties fo:color="#ffffff" loext:opacity="100%" fo:background-color="transparent" loext:char-shading-value="0"/>
    </style:style>
    <style:style style:name="T9" style:family="text">
      <style:text-properties fo:color="#ffffff" loext:opacity="100%" fo:background-color="transparent" loext:char-shading-value="0"/>
    </style:style>
    <style:style style:name="T10" style:family="text">
      <style:text-properties fo:background-color="transparent" loext:char-shading-value="0"/>
    </style:style>
    <style:style style:name="T11" style:family="text">
      <style:text-properties fo:background-color="transparent" loext:char-shading-value="0"/>
    </style:style>
    <style:style style:name="T12" style:family="text">
      <style:text-properties fo:color="#000000" loext:opacity="100%"/>
    </style:style>
    <style:style style:name="T13" style:family="text">
      <style:text-properties fo:color="#000000" loext:opacity="100%" fo:background-color="transparent" loext:char-shading-value="0"/>
    </style:style>
    <style:style style:name="T14" style:family="text">
      <style:text-properties fo:color="#000000" loext:opacity="100%" fo:background-color="transparent" loext:char-shading-value="0"/>
    </style:style>
    <style:style style:name="T15" style:family="text">
      <style:text-properties fo:color="#000000" loext:opacity="100%" fo:font-size="11.25pt" fo:font-weight="normal" fo:background-color="transparent" loext:char-shading-value="0"/>
    </style:style>
    <style:style style:name="T16" style:family="text">
      <style:text-properties fo:color="#000000" loext:opacity="100%" style:text-position="0% 100%" officeooo:rsid="000ae9cd" fo:background-color="transparent" loext:char-shading-value="0"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6">PROTOCOLS USED IN EMBEDDED SYSTEM</text:span></text:p>
      <text:p text:style-name="P2"><text:span text:style-name="T14"/></text:p>
      <text:p text:style-name="P2"><text:span text:style-name="T14"/></text:p>
      <text:p text:style-name="P2"><text:span text:style-name="T14">In embedded systems, communication protocols play a crucial role in facilitating data exchange between different components or devices. CAN (Controller Area Network) is a popular communication protocol used in embedded systems, particularly in automotive and industrial applications. Here are some key differences between CAN and some other commonly used protocols in embedded systems:</text:span></text:p>
      <text:p text:style-name="P4"/>
      <text:p text:style-name="P4">1. **CAN (Controller Area Network):**</text:p>
      <text:p text:style-name="P4"><text:s text:c="3"/>- **Use Case:** CAN is widely used in automotive applications for real-time, high-reliability communication between electronic control units (ECUs) in vehicles. It is also used in industrial automation and other embedded systems where robust and deterministic communication is essential.</text:p>
      <text:p text:style-name="P4"><text:s text:c="3"/>- **Topology:** CAN typically uses a multi-master bus topology, allowing multiple nodes to communicate on the same bus without a centralized master.</text:p>
      <text:p text:style-name="P4"/>
      <text:p text:style-name="P4">2. **I2C (Inter-Integrated Circuit):**</text:p>
      <text:p text:style-name="P4"><text:s text:c="3"/>- **Use Case:** I2C is commonly used for communication between integrated circuits on a circuit board or between boards in close proximity. It is often used for connecting sensors, EEPROMs, and other low-speed peripherals.</text:p>
      <text:p text:style-name="P4"><text:s text:c="3"/>- **Topology:** I2C uses a master-slave topology, where a master device initiates communication with one or more slave devices on the bus.</text:p>
      <text:p text:style-name="P4"/>
      <text:p text:style-name="P4">3. **SPI (Serial Peripheral Interface):**</text:p>
      <text:p text:style-name="P4"><text:s text:c="3"/>- **Use Case:** SPI is another protocol used for communication between integrated circuits. It is often used in applications where higher data transfer rates are required compared to I2C. SPI is commonly used in devices such as flash memory, sensors, and display controllers.</text:p>
      <text:p text:style-name="P4"><text:s text:c="3"/>- **Topology:** SPI also uses a master-slave topology, with a master device controlling the communication with one or more slave devices.</text:p>
      <text:p text:style-name="P4"/>
      <text:p text:style-name="P4">4. **UART (Universal Asynchronous Receiver-Transmitter):**</text:p>
      <text:p text:style-name="P4"><text:s text:c="3"/>- **Use Case:** UART is a simple and widely used serial communication protocol for point-to-point communication between two devices. It is commonly used for communication between a microcontroller and other peripherals, such as GPS modules, Bluetooth modules, and other serial devices.</text:p>
      <text:p text:style-name="P4"><text:s text:c="3"/>- **Topology:** UART uses a point-to-point topology, where two devices are connected for communication.</text:p>
      <text:p text:style-name="P4"/>
      <text:p text:style-name="P4">5. **Ethernet:**</text:p>
      <text:p text:style-name="P4"><text:s text:c="3"/>- **Use Case:** Ethernet is a widely used protocol for communication over local area networks (LANs). It is commonly used in embedded systems that require network connectivity for data exchange, such as IoT devices and networked industrial equipment.</text:p>
      <text:p text:style-name="P4"><text:s text:c="3"/>- **Topology:** Ethernet typically uses a star or bus topology in embedded systems, and it allows for high-speed data transfer over longer distances compared to some other protocols.</text:p>
      <text:p text:style-name="P4"><text:soft-page-break/></text:p>
      <text:p text:style-name="P2"><text:span text:style-name="T14">Each protocol has its own strengths and weaknesses, and the choice of protocol depends on the specific requirements of the embedded system, including factors</text:span><text:span text:style-name="T11"> </text:span><text:span text:style-name="T14">such as data transfer rate, distance, reliability, and the type of devices being connected.</text:span></text:p>
      <text:p text:style-name="P1"/>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CodePro" svg:font-family="SourceCodePro, monospace, 'Droid Sans Mono', monospace, monospace, 'Droid Sans Fallback'"/>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7:58:08.429255502</meta:creation-date>
    <dc:date>2023-11-18T18:32:08.031825487</dc:date>
    <meta:editing-duration>PT23M49S</meta:editing-duration>
    <meta:editing-cycles>1</meta:editing-cycles>
    <meta:document-statistic meta:table-count="0" meta:image-count="0" meta:object-count="0" meta:page-count="2" meta:paragraph-count="18" meta:word-count="419" meta:character-count="2914" meta:non-whitespace-character-count="2483"/>
    <meta:generator>LibreOffice/7.3.7.2$Linux_X86_64 LibreOffice_project/30$Build-2</meta:generator>
  </office:meta>
</office:document-meta>
</file>